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3c3c3c" fo:border-left="none" fo:padding="0.028in" fo:border-right="none" style:rotation-align="none" fo:border-top="none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fo:border-bottom="0.74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35">
      <style:table-cell-properties fo:padding="0.028in"/>
    </style:style>
    <style:style style:name="ce11" style:family="table-cell" style:parent-style-name="Excel_5f_BuiltIn_5f_Currency" style:data-style-name="N135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5f_BuiltIn_5f_Comma" style:data-style-name="N13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11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5f_BuiltIn_5f_Percent" style:data-style-name="N11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Percent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5f_BuiltIn_5f_Percent" style:data-style-name="N13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="none" fo:padding="0.028in" style:rotation-align="none"/>
    </style:style>
    <style:style style:name="ce19" style:family="table-cell" style:parent-style-name="Default" style:data-style-name="N2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his spreadsheet analyzes the lease/purchase decision. <text:s/>In the case of a purchase, it is assumed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les tax is paid on the negotiated price at the time of purchase, and property taxes are paid annuall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 the case of a lease, it is assumed sales tax is paid on the difference between the list price and th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yoff at the time of purchase, sales tax is paid on the payoff when the lease expires, and property tax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e paid by the lessor. <text:s/>This spreadsheet assumes the item is purchased at the payoff price at the ti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lease expires. <text:s/>The lease has additional value to the lessee because of the option not to purchas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features of your lease may be different than assumed here.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Assump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ist price</text:p>
          </table:table-cell>
          <table:table-cell table:number-columns-repeated="2"/>
          <table:table-cell table:style-name="ce11" office:value-type="float" office:value="26000" calcext:value-type="float">
            <text:p><text:s/>$26,000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gotiated price</text:p>
          </table:table-cell>
          <table:table-cell table:number-columns-repeated="2"/>
          <table:table-cell table:style-name="ce11" office:value-type="float" office:value="24000" calcext:value-type="float">
            <text:p><text:s/>$24,000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se period (months)</text:p>
          </table:table-cell>
          <table:table-cell table:number-columns-repeated="2"/>
          <table:table-cell table:style-name="ce12" office:value-type="float" office:value="36" calcext:value-type="float">
            <text:p><text:s/>36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ayoff</text:p>
          </table:table-cell>
          <table:table-cell table:number-columns-repeated="2"/>
          <table:table-cell table:style-name="ce11" office:value-type="float" office:value="20000" calcext:value-type="float">
            <text:p><text:s/>$20,000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nterest rate (APR)</text:p>
          </table:table-cell>
          <table:table-cell table:number-columns-repeated="2"/>
          <table:table-cell table:style-name="ce13" office:value-type="percentage" office:value="0.09" calcext:value-type="percentage">
            <text:p>9.00%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ffective annual rate</text:p>
          </table:table-cell>
          <table:table-cell table:number-columns-repeated="2"/>
          <table:table-cell table:style-name="ce14" table:formula="of:=+(1+[.D15]/12)^12-1" office:value-type="percentage" office:value="0.0938068976709838" calcext:value-type="percentage">
            <text:p>9.38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les tax rate</text:p>
          </table:table-cell>
          <table:table-cell table:number-columns-repeated="2"/>
          <table:table-cell table:style-name="ce15" office:value-type="percentage" office:value="0.06" calcext:value-type="percentage">
            <text:p>6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perty tax (annual)</text:p>
          </table:table-cell>
          <table:table-cell table:number-columns-repeated="2"/>
          <table:table-cell table:style-name="ce11" office:value-type="float" office:value="300" calcext:value-type="float">
            <text:p><text:s/>$300 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se payment</text:p>
          </table:table-cell>
          <table:table-cell table:number-columns-repeated="2"/>
          <table:table-cell table:style-name="ce11" office:value-type="float" office:value="280" calcext:value-type="float">
            <text:p><text:s/>$280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style-name="ce4" office:value-type="string" calcext:value-type="string">
            <text:p>Results</text:p>
          </table:table-cell>
          <table:table-cell table:number-columns-repeated="1023"/>
        </table:table-row>
        <table:table-row table:style-name="ro1">
          <table:table-cell table:style-name="ce5" table:number-columns-repeated="3"/>
          <table:table-cell table:style-name="ce16" office:value-type="string" calcext:value-type="string">
            <text:p>Purchase</text:p>
          </table:table-cell>
          <table:table-cell table:style-name="ce5"/>
          <table:table-cell table:style-name="ce16" office:value-type="string" calcext:value-type="string">
            <text:p>Lease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esent value of payments</text:p>
          </table:table-cell>
          <table:table-cell table:number-columns-repeated="2"/>
          <table:table-cell table:style-name="ce10" table:formula="of:=+[.D12]" office:value-type="float" office:value="24000" calcext:value-type="float">
            <text:p><text:s/>$24,000 </text:p>
          </table:table-cell>
          <table:table-cell/>
          <table:table-cell table:style-name="ce11" table:formula="of:=+[.D19]-PV([.D15]/12;[.D13]-1;[.D19])+[.D14]/(1+[.D15]/12)^[.D13]" office:value-type="float" office:value="24154.1229736944" calcext:value-type="float">
            <text:p><text:s/>$24,154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esent value of sales tax</text:p>
          </table:table-cell>
          <table:table-cell table:number-columns-repeated="2"/>
          <table:table-cell table:style-name="ce11" table:formula="of:=+[.D17]*[.D12]" office:value-type="float" office:value="1440" calcext:value-type="float">
            <text:p><text:s/>$1,440 </text:p>
          </table:table-cell>
          <table:table-cell/>
          <table:table-cell table:style-name="ce11" table:formula="of:=0.06*([.D11]-[.D14])+[.D17]*[.D14]/(1+[.D15]/12)^[.D13]" office:value-type="float" office:value="1276.97875273846" calcext:value-type="float">
            <text:p><text:s/>$1,277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esent value of property tax</text:p>
          </table:table-cell>
          <table:table-cell table:number-columns-repeated="2"/>
          <table:table-cell table:style-name="ce11" table:formula="of:=-PV([.D16];[.D13]/12;[.D18])" office:value-type="float" office:value="754.265555860844" calcext:value-type="float">
            <text:p><text:s/>$754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number-columns-repeated="2"/>
          <table:table-cell table:style-name="ce10" table:formula="of:=+SUM([.D24:.D26])" office:value-type="float" office:value="26194.2655558608" calcext:value-type="float">
            <text:p><text:s/>$26,194 </text:p>
          </table:table-cell>
          <table:table-cell/>
          <table:table-cell table:style-name="ce10" table:formula="of:=+[.F24]+[.F25]" office:value-type="float" office:value="25431.1017264329" calcext:value-type="float">
            <text:p><text:s/>$25,431 </text:p>
          </table:table-cell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The following table provides a check on the lease calculations above.</text:p>
          </table:table-cell>
          <table:table-cell table:number-columns-repeated="2"/>
          <table:table-cell table:style-name="ce10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7" office:value-type="string" calcext:value-type="string">
            <text:p>Sales</text:p>
          </table:table-cell>
          <table:table-cell table:style-name="ce7"/>
          <table:table-cell table:style-name="ce7" office:value-type="string" calcext:value-type="string">
            <text:p>PV</text:p>
          </table:table-cell>
          <table:table-cell table:style-name="ce7"/>
          <table:table-cell table:style-name="ce7" office:value-type="string" calcext:value-type="string">
            <text:p>Cumul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onth</text:p>
          </table:table-cell>
          <table:table-cell table:style-name="ce8"/>
          <table:table-cell table:style-name="ce8" office:value-type="string" calcext:value-type="string">
            <text:p>Payment</text:p>
          </table:table-cell>
          <table:table-cell table:style-name="ce8" office:value-type="string" calcext:value-type="string">
            <text:p>Tax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Factor</text:p>
          </table:table-cell>
          <table:table-cell table:number-columns-repeated="2" table:style-name="ce8" office:value-type="string" calcext:value-type="string">
            <text:p>PV</text:p>
          </table:table-cell>
          <table:table-cell table:number-columns-repeated="1016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0" table:formula="of:=+[.D19]" office:value-type="float" office:value="280" calcext:value-type="float">
            <text:p><text:s/>$280 </text:p>
          </table:table-cell>
          <table:table-cell table:style-name="ce1" table:formula="of:=+[.D17]*([.D11]-[.D14])" office:value-type="float" office:value="360" calcext:value-type="float">
            <text:p>360</text:p>
          </table:table-cell>
          <table:table-cell table:style-name="ce10" table:formula="of:=+SUM([.C35:.D35])" office:value-type="float" office:value="640" calcext:value-type="float">
            <text:p><text:s/>$640 </text:p>
          </table:table-cell>
          <table:table-cell table:style-name="ce17" office:value-type="percentage" office:value="1" calcext:value-type="percentage">
            <text:p>100.0%</text:p>
          </table:table-cell>
          <table:table-cell table:style-name="ce19" table:formula="of:=+[.E35]*[.F35]" office:value-type="float" office:value="640" calcext:value-type="float">
            <text:p>640.00</text:p>
          </table:table-cell>
          <table:table-cell table:style-name="ce19" table:formula="of:=+[.G35]" office:value-type="float" office:value="640" calcext:value-type="float">
            <text:p>640.00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ce10" table:formula="of:=+[.C35]" office:value-type="float" office:value="280" calcext:value-type="float">
            <text:p><text:s/>$280 </text:p>
          </table:table-cell>
          <table:table-cell/>
          <table:table-cell table:style-name="ce10" table:formula="of:=+SUM([.C36:.D36])" office:value-type="float" office:value="280" calcext:value-type="float">
            <text:p><text:s/>$280 </text:p>
          </table:table-cell>
          <table:table-cell table:style-name="ce17" table:formula="of:=+[.F35]/(1+[.$D$15]/12)" office:value-type="percentage" office:value="0.992555831265509" calcext:value-type="percentage">
            <text:p>99.3%</text:p>
          </table:table-cell>
          <table:table-cell table:style-name="ce19" table:formula="of:=+[.E36]*[.F36]" office:value-type="float" office:value="277.915632754342" calcext:value-type="float">
            <text:p>277.92</text:p>
          </table:table-cell>
          <table:table-cell table:style-name="ce19" table:formula="of:=+[.H35]+[.G36]" office:value-type="float" office:value="917.915632754342" calcext:value-type="float">
            <text:p>917.92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10" table:formula="of:=+[.C36]" office:value-type="float" office:value="280" calcext:value-type="float">
            <text:p><text:s/>$280 </text:p>
          </table:table-cell>
          <table:table-cell/>
          <table:table-cell table:style-name="ce10" table:formula="of:=+SUM([.C37:.D37])" office:value-type="float" office:value="280" calcext:value-type="float">
            <text:p><text:s/>$280 </text:p>
          </table:table-cell>
          <table:table-cell table:style-name="ce17" table:formula="of:=+[.F36]/(1+[.$D$15]/12)" office:value-type="percentage" office:value="0.985167078179165" calcext:value-type="percentage">
            <text:p>98.5%</text:p>
          </table:table-cell>
          <table:table-cell table:style-name="ce19" table:formula="of:=+[.E37]*[.F37]" office:value-type="float" office:value="275.846781890166" calcext:value-type="float">
            <text:p>275.85</text:p>
          </table:table-cell>
          <table:table-cell table:style-name="ce19" table:formula="of:=+[.H36]+[.G37]" office:value-type="float" office:value="1193.76241464451" calcext:value-type="float">
            <text:p>1193.76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0" table:formula="of:=+[.C37]" office:value-type="float" office:value="280" calcext:value-type="float">
            <text:p><text:s/>$280 </text:p>
          </table:table-cell>
          <table:table-cell/>
          <table:table-cell table:style-name="ce10" table:formula="of:=+SUM([.C38:.D38])" office:value-type="float" office:value="280" calcext:value-type="float">
            <text:p><text:s/>$280 </text:p>
          </table:table-cell>
          <table:table-cell table:style-name="ce17" table:formula="of:=+[.F37]/(1+[.$D$15]/12)" office:value-type="percentage" office:value="0.977833328217533" calcext:value-type="percentage">
            <text:p>97.8%</text:p>
          </table:table-cell>
          <table:table-cell table:style-name="ce19" table:formula="of:=+[.E38]*[.F38]" office:value-type="float" office:value="273.793331900909" calcext:value-type="float">
            <text:p>273.79</text:p>
          </table:table-cell>
          <table:table-cell table:style-name="ce19" table:formula="of:=+[.H37]+[.G38]" office:value-type="float" office:value="1467.55574654542" calcext:value-type="float">
            <text:p>1467.56</text:p>
          </table:table-cell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10" table:formula="of:=+[.C38]" office:value-type="float" office:value="280" calcext:value-type="float">
            <text:p><text:s/>$280 </text:p>
          </table:table-cell>
          <table:table-cell/>
          <table:table-cell table:style-name="ce10" table:formula="of:=+SUM([.C39:.D39])" office:value-type="float" office:value="280" calcext:value-type="float">
            <text:p><text:s/>$280 </text:p>
          </table:table-cell>
          <table:table-cell table:style-name="ce17" table:formula="of:=+[.F38]/(1+[.$D$15]/12)" office:value-type="percentage" office:value="0.970554171928073" calcext:value-type="percentage">
            <text:p>97.1%</text:p>
          </table:table-cell>
          <table:table-cell table:style-name="ce19" table:formula="of:=+[.E39]*[.F39]" office:value-type="float" office:value="271.75516813986" calcext:value-type="float">
            <text:p>271.76</text:p>
          </table:table-cell>
          <table:table-cell table:style-name="ce19" table:formula="of:=+[.H38]+[.G39]" office:value-type="float" office:value="1739.31091468528" calcext:value-type="float">
            <text:p>1739.31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10" table:formula="of:=+[.C39]" office:value-type="float" office:value="280" calcext:value-type="float">
            <text:p><text:s/>$280 </text:p>
          </table:table-cell>
          <table:table-cell/>
          <table:table-cell table:style-name="ce10" table:formula="of:=+SUM([.C40:.D40])" office:value-type="float" office:value="280" calcext:value-type="float">
            <text:p><text:s/>$280 </text:p>
          </table:table-cell>
          <table:table-cell table:style-name="ce17" table:formula="of:=+[.F39]/(1+[.$D$15]/12)" office:value-type="percentage" office:value="0.963329202906275" calcext:value-type="percentage">
            <text:p>96.3%</text:p>
          </table:table-cell>
          <table:table-cell table:style-name="ce19" table:formula="of:=+[.E40]*[.F40]" office:value-type="float" office:value="269.732176813757" calcext:value-type="float">
            <text:p>269.73</text:p>
          </table:table-cell>
          <table:table-cell table:style-name="ce19" table:formula="of:=+[.H39]+[.G40]" office:value-type="float" office:value="2009.04309149904" calcext:value-type="float">
            <text:p>2009.04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10" table:formula="of:=+[.C40]" office:value-type="float" office:value="280" calcext:value-type="float">
            <text:p><text:s/>$280 </text:p>
          </table:table-cell>
          <table:table-cell/>
          <table:table-cell table:style-name="ce10" table:formula="of:=+SUM([.C41:.D41])" office:value-type="float" office:value="280" calcext:value-type="float">
            <text:p><text:s/>$280 </text:p>
          </table:table-cell>
          <table:table-cell table:style-name="ce17" table:formula="of:=+[.F40]/(1+[.$D$15]/12)" office:value-type="percentage" office:value="0.956158017772978" calcext:value-type="percentage">
            <text:p>95.6%</text:p>
          </table:table-cell>
          <table:table-cell table:style-name="ce19" table:formula="of:=+[.E41]*[.F41]" office:value-type="float" office:value="267.724244976434" calcext:value-type="float">
            <text:p>267.72</text:p>
          </table:table-cell>
          <table:table-cell table:style-name="ce19" table:formula="of:=+[.H40]+[.G41]" office:value-type="float" office:value="2276.76733647547" calcext:value-type="float">
            <text:p>2276.77</text:p>
          </table:table-cell>
          <table:table-cell table:number-columns-repeated="101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10" table:formula="of:=+[.C41]" office:value-type="float" office:value="280" calcext:value-type="float">
            <text:p><text:s/>$280 </text:p>
          </table:table-cell>
          <table:table-cell/>
          <table:table-cell table:style-name="ce10" table:formula="of:=+SUM([.C42:.D42])" office:value-type="float" office:value="280" calcext:value-type="float">
            <text:p><text:s/>$280 </text:p>
          </table:table-cell>
          <table:table-cell table:style-name="ce17" table:formula="of:=+[.F41]/(1+[.$D$15]/12)" office:value-type="percentage" office:value="0.949040216151839" calcext:value-type="percentage">
            <text:p>94.9%</text:p>
          </table:table-cell>
          <table:table-cell table:style-name="ce19" table:formula="of:=+[.E42]*[.F42]" office:value-type="float" office:value="265.731260522515" calcext:value-type="float">
            <text:p>265.73</text:p>
          </table:table-cell>
          <table:table-cell table:style-name="ce19" table:formula="of:=+[.H41]+[.G42]" office:value-type="float" office:value="2542.49859699798" calcext:value-type="float">
            <text:p>2542.50</text:p>
          </table:table-cell>
          <table:table-cell table:number-columns-repeated="101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10" table:formula="of:=+[.C42]" office:value-type="float" office:value="280" calcext:value-type="float">
            <text:p><text:s/>$280 </text:p>
          </table:table-cell>
          <table:table-cell/>
          <table:table-cell table:style-name="ce10" table:formula="of:=+SUM([.C43:.D43])" office:value-type="float" office:value="280" calcext:value-type="float">
            <text:p><text:s/>$280 </text:p>
          </table:table-cell>
          <table:table-cell table:style-name="ce17" table:formula="of:=+[.F42]/(1+[.$D$15]/12)" office:value-type="percentage" office:value="0.941975400646987" calcext:value-type="percentage">
            <text:p>94.2%</text:p>
          </table:table-cell>
          <table:table-cell table:style-name="ce19" table:formula="of:=+[.E43]*[.F43]" office:value-type="float" office:value="263.753112181156" calcext:value-type="float">
            <text:p>263.75</text:p>
          </table:table-cell>
          <table:table-cell table:style-name="ce19" table:formula="of:=+[.H42]+[.G43]" office:value-type="float" office:value="2806.25170917914" calcext:value-type="float">
            <text:p>2806.25</text:p>
          </table:table-cell>
          <table:table-cell table:number-columns-repeated="101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10" table:formula="of:=+[.C43]" office:value-type="float" office:value="280" calcext:value-type="float">
            <text:p><text:s/>$280 </text:p>
          </table:table-cell>
          <table:table-cell/>
          <table:table-cell table:style-name="ce10" table:formula="of:=+SUM([.C44:.D44])" office:value-type="float" office:value="280" calcext:value-type="float">
            <text:p><text:s/>$280 </text:p>
          </table:table-cell>
          <table:table-cell table:style-name="ce17" table:formula="of:=+[.F43]/(1+[.$D$15]/12)" office:value-type="percentage" office:value="0.93496317682083" calcext:value-type="percentage">
            <text:p>93.5%</text:p>
          </table:table-cell>
          <table:table-cell table:style-name="ce19" table:formula="of:=+[.E44]*[.F44]" office:value-type="float" office:value="261.789689509832" calcext:value-type="float">
            <text:p>261.79</text:p>
          </table:table-cell>
          <table:table-cell table:style-name="ce19" table:formula="of:=+[.H43]+[.G44]" office:value-type="float" office:value="3068.04139868897" calcext:value-type="float">
            <text:p>3068.04</text:p>
          </table:table-cell>
          <table:table-cell table:number-columns-repeated="10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10" table:formula="of:=+[.C44]" office:value-type="float" office:value="280" calcext:value-type="float">
            <text:p><text:s/>$280 </text:p>
          </table:table-cell>
          <table:table-cell/>
          <table:table-cell table:style-name="ce10" table:formula="of:=+SUM([.C45:.D45])" office:value-type="float" office:value="280" calcext:value-type="float">
            <text:p><text:s/>$280 </text:p>
          </table:table-cell>
          <table:table-cell table:style-name="ce17" table:formula="of:=+[.F44]/(1+[.$D$15]/12)" office:value-type="percentage" office:value="0.92800315317204" calcext:value-type="percentage">
            <text:p>92.8%</text:p>
          </table:table-cell>
          <table:table-cell table:style-name="ce19" table:formula="of:=+[.E45]*[.F45]" office:value-type="float" office:value="259.840882888171" calcext:value-type="float">
            <text:p>259.84</text:p>
          </table:table-cell>
          <table:table-cell table:style-name="ce19" table:formula="of:=+[.H44]+[.G45]" office:value-type="float" office:value="3327.88228157714" calcext:value-type="float">
            <text:p>3327.88</text:p>
          </table:table-cell>
          <table:table-cell table:number-columns-repeated="101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0" table:formula="of:=+[.C45]" office:value-type="float" office:value="280" calcext:value-type="float">
            <text:p><text:s/>$280 </text:p>
          </table:table-cell>
          <table:table-cell/>
          <table:table-cell table:style-name="ce10" table:formula="of:=+SUM([.C46:.D46])" office:value-type="float" office:value="280" calcext:value-type="float">
            <text:p><text:s/>$280 </text:p>
          </table:table-cell>
          <table:table-cell table:style-name="ce17" table:formula="of:=+[.F45]/(1+[.$D$15]/12)" office:value-type="percentage" office:value="0.921094941113687" calcext:value-type="percentage">
            <text:p>92.1%</text:p>
          </table:table-cell>
          <table:table-cell table:style-name="ce19" table:formula="of:=+[.E46]*[.F46]" office:value-type="float" office:value="257.906583511832" calcext:value-type="float">
            <text:p>257.91</text:p>
          </table:table-cell>
          <table:table-cell table:style-name="ce19" table:formula="of:=+[.H45]+[.G46]" office:value-type="float" office:value="3585.78886508898" calcext:value-type="float">
            <text:p>3585.79</text:p>
          </table:table-cell>
          <table:table-cell table:number-columns-repeated="101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10" table:formula="of:=+[.C46]" office:value-type="float" office:value="280" calcext:value-type="float">
            <text:p><text:s/>$280 </text:p>
          </table:table-cell>
          <table:table-cell/>
          <table:table-cell table:style-name="ce10" table:formula="of:=+SUM([.C47:.D47])" office:value-type="float" office:value="280" calcext:value-type="float">
            <text:p><text:s/>$280 </text:p>
          </table:table-cell>
          <table:table-cell table:style-name="ce17" table:formula="of:=+[.F46]/(1+[.$D$15]/12)" office:value-type="percentage" office:value="0.914238154951551" calcext:value-type="percentage">
            <text:p>91.4%</text:p>
          </table:table-cell>
          <table:table-cell table:style-name="ce19" table:formula="of:=+[.E47]*[.F47]" office:value-type="float" office:value="255.986683386434" calcext:value-type="float">
            <text:p>255.99</text:p>
          </table:table-cell>
          <table:table-cell table:style-name="ce19" table:formula="of:=+[.H46]+[.G47]" office:value-type="float" office:value="3841.77554847541" calcext:value-type="float">
            <text:p>3841.78</text:p>
          </table:table-cell>
          <table:table-cell table:number-columns-repeated="101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10" table:formula="of:=+[.C47]" office:value-type="float" office:value="280" calcext:value-type="float">
            <text:p><text:s/>$280 </text:p>
          </table:table-cell>
          <table:table-cell/>
          <table:table-cell table:style-name="ce10" table:formula="of:=+SUM([.C48:.D48])" office:value-type="float" office:value="280" calcext:value-type="float">
            <text:p><text:s/>$280 </text:p>
          </table:table-cell>
          <table:table-cell table:style-name="ce17" table:formula="of:=+[.F47]/(1+[.$D$15]/12)" office:value-type="percentage" office:value="0.907432411862581" calcext:value-type="percentage">
            <text:p>90.7%</text:p>
          </table:table-cell>
          <table:table-cell table:style-name="ce19" table:formula="of:=+[.E48]*[.F48]" office:value-type="float" office:value="254.081075321523" calcext:value-type="float">
            <text:p>254.08</text:p>
          </table:table-cell>
          <table:table-cell table:style-name="ce19" table:formula="of:=+[.H47]+[.G48]" office:value-type="float" office:value="4095.85662379693" calcext:value-type="float">
            <text:p>4095.86</text:p>
          </table:table-cell>
          <table:table-cell table:number-columns-repeated="101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10" table:formula="of:=+[.C48]" office:value-type="float" office:value="280" calcext:value-type="float">
            <text:p><text:s/>$280 </text:p>
          </table:table-cell>
          <table:table-cell/>
          <table:table-cell table:style-name="ce10" table:formula="of:=+SUM([.C49:.D49])" office:value-type="float" office:value="280" calcext:value-type="float">
            <text:p><text:s/>$280 </text:p>
          </table:table-cell>
          <table:table-cell table:style-name="ce17" table:formula="of:=+[.F48]/(1+[.$D$15]/12)" office:value-type="percentage" office:value="0.90067733187353" calcext:value-type="percentage">
            <text:p>90.1%</text:p>
          </table:table-cell>
          <table:table-cell table:style-name="ce19" table:formula="of:=+[.E49]*[.F49]" office:value-type="float" office:value="252.189652924588" calcext:value-type="float">
            <text:p>252.19</text:p>
          </table:table-cell>
          <table:table-cell table:style-name="ce19" table:formula="of:=+[.H48]+[.G49]" office:value-type="float" office:value="4348.04627672152" calcext:value-type="float">
            <text:p>4348.05</text:p>
          </table:table-cell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10" table:formula="of:=+[.C49]" office:value-type="float" office:value="280" calcext:value-type="float">
            <text:p><text:s/>$280 </text:p>
          </table:table-cell>
          <table:table-cell/>
          <table:table-cell table:style-name="ce10" table:formula="of:=+SUM([.C50:.D50])" office:value-type="float" office:value="280" calcext:value-type="float">
            <text:p><text:s/>$280 </text:p>
          </table:table-cell>
          <table:table-cell table:style-name="ce17" table:formula="of:=+[.F49]/(1+[.$D$15]/12)" office:value-type="percentage" office:value="0.893972537839732" calcext:value-type="percentage">
            <text:p>89.4%</text:p>
          </table:table-cell>
          <table:table-cell table:style-name="ce19" table:formula="of:=+[.E50]*[.F50]" office:value-type="float" office:value="250.312310595125" calcext:value-type="float">
            <text:p>250.31</text:p>
          </table:table-cell>
          <table:table-cell table:style-name="ce19" table:formula="of:=+[.H49]+[.G50]" office:value-type="float" office:value="4598.35858731665" calcext:value-type="float">
            <text:p>4598.36</text:p>
          </table:table-cell>
          <table:table-cell table:number-columns-repeated="101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10" table:formula="of:=+[.C50]" office:value-type="float" office:value="280" calcext:value-type="float">
            <text:p><text:s/>$280 </text:p>
          </table:table-cell>
          <table:table-cell/>
          <table:table-cell table:style-name="ce10" table:formula="of:=+SUM([.C51:.D51])" office:value-type="float" office:value="280" calcext:value-type="float">
            <text:p><text:s/>$280 </text:p>
          </table:table-cell>
          <table:table-cell table:style-name="ce17" table:formula="of:=+[.F50]/(1+[.$D$15]/12)" office:value-type="percentage" office:value="0.887317655424051" calcext:value-type="percentage">
            <text:p>88.7%</text:p>
          </table:table-cell>
          <table:table-cell table:style-name="ce19" table:formula="of:=+[.E51]*[.F51]" office:value-type="float" office:value="248.448943518734" calcext:value-type="float">
            <text:p>248.45</text:p>
          </table:table-cell>
          <table:table-cell table:style-name="ce19" table:formula="of:=+[.H50]+[.G51]" office:value-type="float" office:value="4846.80753083538" calcext:value-type="float">
            <text:p>4846.81</text:p>
          </table:table-cell>
          <table:table-cell table:number-columns-repeated="101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10" table:formula="of:=+[.C51]" office:value-type="float" office:value="280" calcext:value-type="float">
            <text:p><text:s/>$280 </text:p>
          </table:table-cell>
          <table:table-cell/>
          <table:table-cell table:style-name="ce10" table:formula="of:=+SUM([.C52:.D52])" office:value-type="float" office:value="280" calcext:value-type="float">
            <text:p><text:s/>$280 </text:p>
          </table:table-cell>
          <table:table-cell table:style-name="ce17" table:formula="of:=+[.F51]/(1+[.$D$15]/12)" office:value-type="percentage" office:value="0.880712313075981" calcext:value-type="percentage">
            <text:p>88.1%</text:p>
          </table:table-cell>
          <table:table-cell table:style-name="ce19" table:formula="of:=+[.E52]*[.F52]" office:value-type="float" office:value="246.599447661275" calcext:value-type="float">
            <text:p>246.60</text:p>
          </table:table-cell>
          <table:table-cell table:style-name="ce19" table:formula="of:=+[.H51]+[.G52]" office:value-type="float" office:value="5093.40697849666" calcext:value-type="float">
            <text:p>5093.41</text:p>
          </table:table-cell>
          <table:table-cell table:number-columns-repeated="101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10" table:formula="of:=+[.C52]" office:value-type="float" office:value="280" calcext:value-type="float">
            <text:p><text:s/>$280 </text:p>
          </table:table-cell>
          <table:table-cell/>
          <table:table-cell table:style-name="ce10" table:formula="of:=+SUM([.C53:.D53])" office:value-type="float" office:value="280" calcext:value-type="float">
            <text:p><text:s/>$280 </text:p>
          </table:table-cell>
          <table:table-cell table:style-name="ce17" table:formula="of:=+[.F52]/(1+[.$D$15]/12)" office:value-type="percentage" office:value="0.8741561420109" calcext:value-type="percentage">
            <text:p>87.4%</text:p>
          </table:table-cell>
          <table:table-cell table:style-name="ce19" table:formula="of:=+[.E53]*[.F53]" office:value-type="float" office:value="244.763719763052" calcext:value-type="float">
            <text:p>244.76</text:p>
          </table:table-cell>
          <table:table-cell table:style-name="ce19" table:formula="of:=+[.H52]+[.G53]" office:value-type="float" office:value="5338.17069825971" calcext:value-type="float">
            <text:p>5338.17</text:p>
          </table:table-cell>
          <table:table-cell table:number-columns-repeated="101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10" table:formula="of:=+[.C53]" office:value-type="float" office:value="280" calcext:value-type="float">
            <text:p><text:s/>$280 </text:p>
          </table:table-cell>
          <table:table-cell/>
          <table:table-cell table:style-name="ce10" table:formula="of:=+SUM([.C54:.D54])" office:value-type="float" office:value="280" calcext:value-type="float">
            <text:p><text:s/>$280 </text:p>
          </table:table-cell>
          <table:table-cell table:style-name="ce17" table:formula="of:=+[.F53]/(1+[.$D$15]/12)" office:value-type="percentage" office:value="0.867648776189478" calcext:value-type="percentage">
            <text:p>86.8%</text:p>
          </table:table-cell>
          <table:table-cell table:style-name="ce19" table:formula="of:=+[.E54]*[.F54]" office:value-type="float" office:value="242.941657333054" calcext:value-type="float">
            <text:p>242.94</text:p>
          </table:table-cell>
          <table:table-cell table:style-name="ce19" table:formula="of:=+[.H53]+[.G54]" office:value-type="float" office:value="5581.11235559276" calcext:value-type="float">
            <text:p>5581.11</text:p>
          </table:table-cell>
          <table:table-cell table:number-columns-repeated="10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10" table:formula="of:=+[.C54]" office:value-type="float" office:value="280" calcext:value-type="float">
            <text:p><text:s/>$280 </text:p>
          </table:table-cell>
          <table:table-cell/>
          <table:table-cell table:style-name="ce10" table:formula="of:=+SUM([.C55:.D55])" office:value-type="float" office:value="280" calcext:value-type="float">
            <text:p><text:s/>$280 </text:p>
          </table:table-cell>
          <table:table-cell table:style-name="ce17" table:formula="of:=+[.F54]/(1+[.$D$15]/12)" office:value-type="percentage" office:value="0.861189852297249" calcext:value-type="percentage">
            <text:p>86.1%</text:p>
          </table:table-cell>
          <table:table-cell table:style-name="ce19" table:formula="of:=+[.E55]*[.F55]" office:value-type="float" office:value="241.13315864323" calcext:value-type="float">
            <text:p>241.13</text:p>
          </table:table-cell>
          <table:table-cell table:style-name="ce19" table:formula="of:=+[.H54]+[.G55]" office:value-type="float" office:value="5822.24551423599" calcext:value-type="float">
            <text:p>5822.25</text:p>
          </table:table-cell>
          <table:table-cell table:number-columns-repeated="101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10" table:formula="of:=+[.C55]" office:value-type="float" office:value="280" calcext:value-type="float">
            <text:p><text:s/>$280 </text:p>
          </table:table-cell>
          <table:table-cell/>
          <table:table-cell table:style-name="ce10" table:formula="of:=+SUM([.C56:.D56])" office:value-type="float" office:value="280" calcext:value-type="float">
            <text:p><text:s/>$280 </text:p>
          </table:table-cell>
          <table:table-cell table:style-name="ce17" table:formula="of:=+[.F55]/(1+[.$D$15]/12)" office:value-type="percentage" office:value="0.854779009724316" calcext:value-type="percentage">
            <text:p>85.5%</text:p>
          </table:table-cell>
          <table:table-cell table:style-name="ce19" table:formula="of:=+[.E56]*[.F56]" office:value-type="float" office:value="239.338122722809" calcext:value-type="float">
            <text:p>239.34</text:p>
          </table:table-cell>
          <table:table-cell table:style-name="ce19" table:formula="of:=+[.H55]+[.G56]" office:value-type="float" office:value="6061.5836369588" calcext:value-type="float">
            <text:p>6061.58</text:p>
          </table:table-cell>
          <table:table-cell table:number-columns-repeated="101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10" table:formula="of:=+[.C56]" office:value-type="float" office:value="280" calcext:value-type="float">
            <text:p><text:s/>$280 </text:p>
          </table:table-cell>
          <table:table-cell/>
          <table:table-cell table:style-name="ce10" table:formula="of:=+SUM([.C57:.D57])" office:value-type="float" office:value="280" calcext:value-type="float">
            <text:p><text:s/>$280 </text:p>
          </table:table-cell>
          <table:table-cell table:style-name="ce17" table:formula="of:=+[.F56]/(1+[.$D$15]/12)" office:value-type="percentage" office:value="0.848415890545227" calcext:value-type="percentage">
            <text:p>84.8%</text:p>
          </table:table-cell>
          <table:table-cell table:style-name="ce19" table:formula="of:=+[.E57]*[.F57]" office:value-type="float" office:value="237.556449352664" calcext:value-type="float">
            <text:p>237.56</text:p>
          </table:table-cell>
          <table:table-cell table:style-name="ce19" table:formula="of:=+[.H56]+[.G57]" office:value-type="float" office:value="6299.14008631146" calcext:value-type="float">
            <text:p>6299.14</text:p>
          </table:table-cell>
          <table:table-cell table:number-columns-repeated="101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10" table:formula="of:=+[.C57]" office:value-type="float" office:value="280" calcext:value-type="float">
            <text:p><text:s/>$280 </text:p>
          </table:table-cell>
          <table:table-cell/>
          <table:table-cell table:style-name="ce10" table:formula="of:=+SUM([.C58:.D58])" office:value-type="float" office:value="280" calcext:value-type="float">
            <text:p><text:s/>$280 </text:p>
          </table:table-cell>
          <table:table-cell table:style-name="ce17" table:formula="of:=+[.F57]/(1+[.$D$15]/12)" office:value-type="percentage" office:value="0.842100139498985" calcext:value-type="percentage">
            <text:p>84.2%</text:p>
          </table:table-cell>
          <table:table-cell table:style-name="ce19" table:formula="of:=+[.E58]*[.F58]" office:value-type="float" office:value="235.788039059716" calcext:value-type="float">
            <text:p>235.79</text:p>
          </table:table-cell>
          <table:table-cell table:style-name="ce19" table:formula="of:=+[.H57]+[.G58]" office:value-type="float" office:value="6534.92812537118" calcext:value-type="float">
            <text:p>6534.93</text:p>
          </table:table-cell>
          <table:table-cell table:number-columns-repeated="101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0" table:formula="of:=+[.C58]" office:value-type="float" office:value="280" calcext:value-type="float">
            <text:p><text:s/>$280 </text:p>
          </table:table-cell>
          <table:table-cell/>
          <table:table-cell table:style-name="ce10" table:formula="of:=+SUM([.C59:.D59])" office:value-type="float" office:value="280" calcext:value-type="float">
            <text:p><text:s/>$280 </text:p>
          </table:table-cell>
          <table:table-cell table:style-name="ce17" table:formula="of:=+[.F58]/(1+[.$D$15]/12)" office:value-type="percentage" office:value="0.835831403969216" calcext:value-type="percentage">
            <text:p>83.6%</text:p>
          </table:table-cell>
          <table:table-cell table:style-name="ce19" table:formula="of:=+[.E59]*[.F59]" office:value-type="float" office:value="234.03279311138" calcext:value-type="float">
            <text:p>234.03</text:p>
          </table:table-cell>
          <table:table-cell table:style-name="ce19" table:formula="of:=+[.H58]+[.G59]" office:value-type="float" office:value="6768.96091848256" calcext:value-type="float">
            <text:p>6768.96</text:p>
          </table:table-cell>
          <table:table-cell table:number-columns-repeated="101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10" table:formula="of:=+[.C59]" office:value-type="float" office:value="280" calcext:value-type="float">
            <text:p><text:s/>$280 </text:p>
          </table:table-cell>
          <table:table-cell/>
          <table:table-cell table:style-name="ce10" table:formula="of:=+SUM([.C60:.D60])" office:value-type="float" office:value="280" calcext:value-type="float">
            <text:p><text:s/>$280 </text:p>
          </table:table-cell>
          <table:table-cell table:style-name="ce17" table:formula="of:=+[.F59]/(1+[.$D$15]/12)" office:value-type="percentage" office:value="0.829609333964482" calcext:value-type="percentage">
            <text:p>83.0%</text:p>
          </table:table-cell>
          <table:table-cell table:style-name="ce19" table:formula="of:=+[.E60]*[.F60]" office:value-type="float" office:value="232.290613510055" calcext:value-type="float">
            <text:p>232.29</text:p>
          </table:table-cell>
          <table:table-cell table:style-name="ce19" table:formula="of:=+[.H59]+[.G60]" office:value-type="float" office:value="7001.25153199261" calcext:value-type="float">
            <text:p>7001.25</text:p>
          </table:table-cell>
          <table:table-cell table:number-columns-repeated="101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10" table:formula="of:=+[.C60]" office:value-type="float" office:value="280" calcext:value-type="float">
            <text:p><text:s/>$280 </text:p>
          </table:table-cell>
          <table:table-cell/>
          <table:table-cell table:style-name="ce10" table:formula="of:=+SUM([.C61:.D61])" office:value-type="float" office:value="280" calcext:value-type="float">
            <text:p><text:s/>$280 </text:p>
          </table:table-cell>
          <table:table-cell table:style-name="ce17" table:formula="of:=+[.F60]/(1+[.$D$15]/12)" office:value-type="percentage" office:value="0.823433582098741" calcext:value-type="percentage">
            <text:p>82.3%</text:p>
          </table:table-cell>
          <table:table-cell table:style-name="ce19" table:formula="of:=+[.E61]*[.F61]" office:value-type="float" office:value="230.561402987648" calcext:value-type="float">
            <text:p>230.56</text:p>
          </table:table-cell>
          <table:table-cell table:style-name="ce19" table:formula="of:=+[.H60]+[.G61]" office:value-type="float" office:value="7231.81293498026" calcext:value-type="float">
            <text:p>7231.81</text:p>
          </table:table-cell>
          <table:table-cell table:number-columns-repeated="101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10" table:formula="of:=+[.C61]" office:value-type="float" office:value="280" calcext:value-type="float">
            <text:p><text:s/>$280 </text:p>
          </table:table-cell>
          <table:table-cell/>
          <table:table-cell table:style-name="ce10" table:formula="of:=+SUM([.C62:.D62])" office:value-type="float" office:value="280" calcext:value-type="float">
            <text:p><text:s/>$280 </text:p>
          </table:table-cell>
          <table:table-cell table:style-name="ce17" table:formula="of:=+[.F61]/(1+[.$D$15]/12)" office:value-type="percentage" office:value="0.817303803571952" calcext:value-type="percentage">
            <text:p>81.7%</text:p>
          </table:table-cell>
          <table:table-cell table:style-name="ce19" table:formula="of:=+[.E62]*[.F62]" office:value-type="float" office:value="228.845065000146" calcext:value-type="float">
            <text:p>228.85</text:p>
          </table:table-cell>
          <table:table-cell table:style-name="ce19" table:formula="of:=+[.H61]+[.G62]" office:value-type="float" office:value="7460.65799998041" calcext:value-type="float">
            <text:p>7460.66</text:p>
          </table:table-cell>
          <table:table-cell table:number-columns-repeated="101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10" table:formula="of:=+[.C62]" office:value-type="float" office:value="280" calcext:value-type="float">
            <text:p><text:s/>$280 </text:p>
          </table:table-cell>
          <table:table-cell/>
          <table:table-cell table:style-name="ce10" table:formula="of:=+SUM([.C63:.D63])" office:value-type="float" office:value="280" calcext:value-type="float">
            <text:p><text:s/>$280 </text:p>
          </table:table-cell>
          <table:table-cell table:style-name="ce17" table:formula="of:=+[.F62]/(1+[.$D$15]/12)" office:value-type="percentage" office:value="0.81121965615082" calcext:value-type="percentage">
            <text:p>81.1%</text:p>
          </table:table-cell>
          <table:table-cell table:style-name="ce19" table:formula="of:=+[.E63]*[.F63]" office:value-type="float" office:value="227.14150372223" calcext:value-type="float">
            <text:p>227.14</text:p>
          </table:table-cell>
          <table:table-cell table:style-name="ce19" table:formula="of:=+[.H62]+[.G63]" office:value-type="float" office:value="7687.79950370264" calcext:value-type="float">
            <text:p>7687.80</text:p>
          </table:table-cell>
          <table:table-cell table:number-columns-repeated="101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10" table:formula="of:=+[.C63]" office:value-type="float" office:value="280" calcext:value-type="float">
            <text:p><text:s/>$280 </text:p>
          </table:table-cell>
          <table:table-cell/>
          <table:table-cell table:style-name="ce10" table:formula="of:=+SUM([.C64:.D64])" office:value-type="float" office:value="280" calcext:value-type="float">
            <text:p><text:s/>$280 </text:p>
          </table:table-cell>
          <table:table-cell table:style-name="ce17" table:formula="of:=+[.F63]/(1+[.$D$15]/12)" office:value-type="percentage" office:value="0.805180800149698" calcext:value-type="percentage">
            <text:p>80.5%</text:p>
          </table:table-cell>
          <table:table-cell table:style-name="ce19" table:formula="of:=+[.E64]*[.F64]" office:value-type="float" office:value="225.450624041915" calcext:value-type="float">
            <text:p>225.45</text:p>
          </table:table-cell>
          <table:table-cell table:style-name="ce19" table:formula="of:=+[.H63]+[.G64]" office:value-type="float" office:value="7913.25012774455" calcext:value-type="float">
            <text:p>7913.25</text:p>
          </table:table-cell>
          <table:table-cell table:number-columns-repeated="10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10" table:formula="of:=+[.C64]" office:value-type="float" office:value="280" calcext:value-type="float">
            <text:p><text:s/>$280 </text:p>
          </table:table-cell>
          <table:table-cell/>
          <table:table-cell table:style-name="ce10" table:formula="of:=+SUM([.C65:.D65])" office:value-type="float" office:value="280" calcext:value-type="float">
            <text:p><text:s/>$280 </text:p>
          </table:table-cell>
          <table:table-cell table:style-name="ce17" table:formula="of:=+[.F64]/(1+[.$D$15]/12)" office:value-type="percentage" office:value="0.799186898411611" calcext:value-type="percentage">
            <text:p>79.9%</text:p>
          </table:table-cell>
          <table:table-cell table:style-name="ce19" table:formula="of:=+[.E65]*[.F65]" office:value-type="float" office:value="223.772331555251" calcext:value-type="float">
            <text:p>223.77</text:p>
          </table:table-cell>
          <table:table-cell table:style-name="ce19" table:formula="of:=+[.H64]+[.G65]" office:value-type="float" office:value="8137.02245929981" calcext:value-type="float">
            <text:p>8137.02</text:p>
          </table:table-cell>
          <table:table-cell table:number-columns-repeated="101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10" table:formula="of:=+[.C65]" office:value-type="float" office:value="280" calcext:value-type="float">
            <text:p><text:s/>$280 </text:p>
          </table:table-cell>
          <table:table-cell/>
          <table:table-cell table:style-name="ce10" table:formula="of:=+SUM([.C66:.D66])" office:value-type="float" office:value="280" calcext:value-type="float">
            <text:p><text:s/>$280 </text:p>
          </table:table-cell>
          <table:table-cell table:style-name="ce17" table:formula="of:=+[.F65]/(1+[.$D$15]/12)" office:value-type="percentage" office:value="0.79323761628944" calcext:value-type="percentage">
            <text:p>79.3%</text:p>
          </table:table-cell>
          <table:table-cell table:style-name="ce19" table:formula="of:=+[.E66]*[.F66]" office:value-type="float" office:value="222.106532561043" calcext:value-type="float">
            <text:p>222.11</text:p>
          </table:table-cell>
          <table:table-cell table:style-name="ce19" table:formula="of:=+[.H65]+[.G66]" office:value-type="float" office:value="8359.12899186085" calcext:value-type="float">
            <text:p>8359.13</text:p>
          </table:table-cell>
          <table:table-cell table:number-columns-repeated="101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10" table:formula="of:=+[.C66]" office:value-type="float" office:value="280" calcext:value-type="float">
            <text:p><text:s/>$280 </text:p>
          </table:table-cell>
          <table:table-cell/>
          <table:table-cell table:style-name="ce10" table:formula="of:=+SUM([.C67:.D67])" office:value-type="float" office:value="280" calcext:value-type="float">
            <text:p><text:s/>$280 </text:p>
          </table:table-cell>
          <table:table-cell table:style-name="ce17" table:formula="of:=+[.F66]/(1+[.$D$15]/12)" office:value-type="percentage" office:value="0.787332621627235" calcext:value-type="percentage">
            <text:p>78.7%</text:p>
          </table:table-cell>
          <table:table-cell table:style-name="ce19" table:formula="of:=+[.E67]*[.F67]" office:value-type="float" office:value="220.453134055626" calcext:value-type="float">
            <text:p>220.45</text:p>
          </table:table-cell>
          <table:table-cell table:style-name="ce19" table:formula="of:=+[.H66]+[.G67]" office:value-type="float" office:value="8579.58212591647" calcext:value-type="float">
            <text:p>8579.58</text:p>
          </table:table-cell>
          <table:table-cell table:number-columns-repeated="101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10" table:formula="of:=+[.C67]" office:value-type="float" office:value="280" calcext:value-type="float">
            <text:p><text:s/>$280 </text:p>
          </table:table-cell>
          <table:table-cell/>
          <table:table-cell table:style-name="ce10" table:formula="of:=+SUM([.C68:.D68])" office:value-type="float" office:value="280" calcext:value-type="float">
            <text:p><text:s/>$280 </text:p>
          </table:table-cell>
          <table:table-cell table:style-name="ce17" table:formula="of:=+[.F67]/(1+[.$D$15]/12)" office:value-type="percentage" office:value="0.781471584741673" calcext:value-type="percentage">
            <text:p>78.1%</text:p>
          </table:table-cell>
          <table:table-cell table:style-name="ce19" table:formula="of:=+[.E68]*[.F68]" office:value-type="float" office:value="218.812043727668" calcext:value-type="float">
            <text:p>218.81</text:p>
          </table:table-cell>
          <table:table-cell table:style-name="ce19" table:formula="of:=+[.H67]+[.G68]" office:value-type="float" office:value="8798.39416964414" calcext:value-type="float">
            <text:p>8798.39</text:p>
          </table:table-cell>
          <table:table-cell table:number-columns-repeated="101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10" table:formula="of:=+[.C68]" office:value-type="float" office:value="280" calcext:value-type="float">
            <text:p><text:s/>$280 </text:p>
          </table:table-cell>
          <table:table-cell/>
          <table:table-cell table:style-name="ce10" table:formula="of:=+SUM([.C69:.D69])" office:value-type="float" office:value="280" calcext:value-type="float">
            <text:p><text:s/>$280 </text:p>
          </table:table-cell>
          <table:table-cell table:style-name="ce17" table:formula="of:=+[.F68]/(1+[.$D$15]/12)" office:value-type="percentage" office:value="0.775654178403646" calcext:value-type="percentage">
            <text:p>77.6%</text:p>
          </table:table-cell>
          <table:table-cell table:style-name="ce19" table:formula="of:=+[.E69]*[.F69]" office:value-type="float" office:value="217.183169953021" calcext:value-type="float">
            <text:p>217.18</text:p>
          </table:table-cell>
          <table:table-cell table:style-name="ce19" table:formula="of:=+[.H68]+[.G69]" office:value-type="float" office:value="9015.57733959716" calcext:value-type="float">
            <text:p>9015.58</text:p>
          </table:table-cell>
          <table:table-cell table:number-columns-repeated="101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0" table:formula="of:=+[.C69]" office:value-type="float" office:value="280" calcext:value-type="float">
            <text:p><text:s/>$280 </text:p>
          </table:table-cell>
          <table:table-cell/>
          <table:table-cell table:style-name="ce10" table:formula="of:=+SUM([.C70:.D70])" office:value-type="float" office:value="280" calcext:value-type="float">
            <text:p><text:s/>$280 </text:p>
          </table:table-cell>
          <table:table-cell table:style-name="ce17" table:formula="of:=+[.F69]/(1+[.$D$15]/12)" office:value-type="percentage" office:value="0.769880077819995" calcext:value-type="percentage">
            <text:p>77.0%</text:p>
          </table:table-cell>
          <table:table-cell table:style-name="ce19" table:formula="of:=+[.E70]*[.F70]" office:value-type="float" office:value="215.566421789599" calcext:value-type="float">
            <text:p>215.57</text:p>
          </table:table-cell>
          <table:table-cell table:style-name="ce19" table:formula="of:=+[.H69]+[.G70]" office:value-type="float" office:value="9231.14376138676" calcext:value-type="float">
            <text:p>9231.14</text:p>
          </table:table-cell>
          <table:table-cell table:number-columns-repeated="101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10" table:formula="of:=+[.D14]" office:value-type="float" office:value="20000" calcext:value-type="float">
            <text:p><text:s/>$20,000 </text:p>
          </table:table-cell>
          <table:table-cell table:style-name="ce11" table:formula="of:=+[.D17]*[.D14]" office:value-type="float" office:value="1200" calcext:value-type="float">
            <text:p><text:s/>$1,200 </text:p>
          </table:table-cell>
          <table:table-cell table:style-name="ce10" table:formula="of:=+SUM([.C71:.D71])" office:value-type="float" office:value="21200" calcext:value-type="float">
            <text:p><text:s/>$21,200 </text:p>
          </table:table-cell>
          <table:table-cell table:style-name="ce17" table:formula="of:=+[.F70]/(1+[.$D$15]/12)" office:value-type="percentage" office:value="0.76414896061538" calcext:value-type="percentage">
            <text:p>76.4%</text:p>
          </table:table-cell>
          <table:table-cell table:style-name="ce19" table:formula="of:=+[.E71]*[.F71]" office:value-type="float" office:value="16199.9579650461" calcext:value-type="float">
            <text:p>16199.96</text:p>
          </table:table-cell>
          <table:table-cell table:style-name="ce19" table:formula="of:=+[.H70]+[.G71]" office:value-type="float" office:value="25431.1017264328" calcext:value-type="float">
            <text:p>25431.1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1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36">
          <table:table-cell table:number-columns-repeated="2"/>
          <table:table-cell table:style-name="ce10"/>
          <table:table-cell/>
          <table:table-cell table:style-name="ce10"/>
          <table:table-cell table:style-name="ce17"/>
          <table:table-cell table:style-name="ce19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table:style-name="ce10"/>
          <table:table-cell table:style-name="ce17"/>
          <table:table-cell table:style-name="ce19" table:number-columns-repeated="2"/>
          <table:table-cell table:number-columns-repeated="1016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$</number:text>
      <number:number number:decimal-places="1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7">
      <number:number number:decimal-places="1" number:min-integer-digits="1"/>
      <number:text>%</number:text>
    </number:percentage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7">
      <style:table-cell-properties fo:padding="0.028in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48in" fo:margin-right="0.748in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5" meta:object-count="0"/>
    <meta:generator>LibreOffice/4.2.8.2$Linux_X86_64 LibreOffice_project/420m0$Build-2</meta:generator>
  </office:meta>
</office:document-meta>
</file>